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draw:stroke="none" draw:stroke-dash="Ultrafine_20_Dashed" svg:stroke-width="0.159cm" svg:stroke-color="#81d41a" draw:marker-start="" draw:marker-start-width="0.499cm" draw:marker-start-center="false" draw:marker-end="" draw:marker-end-width="0.499cm" draw:marker-end-center="false" draw:stroke-linejoin="round" svg:stroke-linecap="round" draw:fill="gradient" draw:fill-color="#ffffff" draw:secondary-fill-color="#000000" draw:fill-gradient-name="Gradient_20_148" draw:opacity="100%" draw:textarea-horizontal-align="center" draw:textarea-vertical-align="middle" draw:auto-grow-height="false" draw:fit-to-size="false" style:shrink-to-fit="false" fo:min-height="7.553cm" fo:min-width="15.242cm" fo:padding-top="0.197cm" fo:padding-bottom="0.197cm" fo:padding-left="0.317cm" fo:padding-right="0.317cm" fo:wrap-option="wrap" draw:shadow="hidden" draw:shadow-offset-x="0.141cm" draw:shadow-offset-y="0.141cm" draw:shadow-color="#81d41a" draw:shadow-opacity="100%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2" style:family="paragraph">
      <loext:graphic-properties draw:fill="gradient" draw:fill-color="#ffffff" draw:secondary-fill-color="#000000" draw:fill-gradient-name="Gradient_20_148" draw:opacity="100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875cm" svg:height="7.947cm" svg:x="6.985cm" svg:y="3.175cm">
          <text:p text:style-name="P1"><text:span text:style-name="T1">Page de titre</text:span></text:p>
          <draw:enhanced-geometry svg:viewBox="0 0 21600 21600" draw:mirror-horizontal="false" draw:mirror-vertical="false" draw:extrusion="true" draw:extrusion-depth="10cm 0" dr3d:projection="perspective" draw:extrusion-color="true" draw:extrusion-viewpoint="(3.472cm 3.472cm 25cm)" draw:extrusion-origin="0.5 0.5" draw:extrusion-skew="50 135" dr3d:shade-mode="flat" draw:extrusion-metal="false" draw:extrusion-diffusion="0%" draw:extrusion-rotation-angle="-5 -15" draw:extrusion-specularity="122%" draw:text-areas="0 0 21600 21600" draw:text-path="true" draw:text-path-mode="shape" draw:text-path-scale="path" draw:text-path-same-letter-heights="false" draw:type="fontwork-triangle-up" draw:modifiers="10800" draw:enhanced-path="M 0 ?f0 L 10800 0 21600 ?f0 N M 0 21600 L 21600 21600 N">
            <draw:equation draw:name="f0" draw:formula="$0 "/>
            <draw:handle draw:handle-range-y-minimum="0" draw:handle-range-y-maximum="21600" draw:handle-position="left $0" draw:handle-position-x="left" draw:handle-position-y="$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48" draw:display-name="Gradient 148" draw:style="axial" draw:start-color="#81d41a" draw:end-color="#81d41a" draw:start-intensity="100%" draw:end-intensity="100%" draw:angle="300deg" draw:border="0%">
      <loext:gradient-stop svg:offset="1" loext:color-type="rgb" loext:color-value="#81d41a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06T14:49:33.118290009</meta:creation-date>
    <dc:date>2025-05-06T15:04:02.976553388</dc:date>
    <meta:editing-duration>PT14M31S</meta:editing-duration>
    <meta:editing-cycles>1</meta:editing-cycles>
    <meta:document-statistic meta:object-count="26"/>
    <meta:generator>LibreOffice/25.2.2.2$Linux_X86_64 LibreOffice_project/520$Build-2</meta:generator>
  </office:meta>
</office:document-meta>
</file>